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3" style:family="table-cell" style:parent-style-name="Default" style:data-style-name="N0">
      <style:table-cell-properties fo:border="thin solid #000000"/>
      <style:text-properties fo:color="#000000"/>
    </style:style>
    <style:style style:name="ce4" style:family="table-cell" style:parent-style-name="Default" style:data-style-name="N0">
      <style:table-cell-properties fo:border="thin solid #000000"/>
      <style:text-properties fo:color="#000000"/>
    </style:style>
    <style:style style:name="ce5" style:family="table-cell" style:parent-style-name="Default" style:data-style-name="N0"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ext-properties fo:color="#000000"/>
    </style:style>
    <style:style style:name="ce7" style:family="table-cell" style:parent-style-name="Default" style:data-style-name="N0">
      <style:table-cell-properties style:vertical-align="automatic"/>
      <style:text-properties fo:color="#000000"/>
    </style:style>
    <style:style style:name="ce8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automatic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10" style:family="table-cell" style:parent-style-name="Default" style:data-style-name="N0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fo:background-color="#FF8080"/>
      <style:text-properties fo:color="#000000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fo:background-color="#FF8080"/>
      <style:text-properties fo:color="#000000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fo:background-color="#FF8080"/>
      <style:text-properties fo:color="#000000"/>
    </style:style>
    <style:style style:name="ce14" style:family="table-cell" style:parent-style-name="Default" style:data-style-name="N0">
      <style:table-cell-properties fo:background-color="#FF8080"/>
      <style:text-properties fo:color="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fo:background-color="#FF8080"/>
      <style:text-properties fo:color="#000000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fo:background-color="#FF8080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fo:background-color="#FFFFFF"/>
      <style:text-properties fo:color="#000000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/>
    </style:style>
    <style:style style:name="ce19" style:family="table-cell" style:parent-style-name="Default" style:data-style-name="N0">
      <style:table-cell-properties fo:border-top="thin solid #000000" fo:border-bottom="none" fo:border-left="none" fo:border-right="thin solid #000000" fo:background-color="#FFFFFF"/>
      <style:text-properties fo:color="#000000"/>
    </style:style>
    <style:style style:name="ce20" style:family="table-cell" style:parent-style-name="Default" style:data-style-name="N0">
      <style:table-cell-properties fo:background-color="#FFFFFF"/>
      <style:text-properties fo:color="#000000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000000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fo:color="#00000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color="#000000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fo:background-color="#FFFFFF"/>
      <style:text-properties fo:color="#0000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FFFF"/>
      <style:text-properties fo:color="#000000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 fo:background-color="#993300"/>
      <style:text-properties fo:color="#000000"/>
    </style:style>
    <style:style style:name="ce28" style:family="table-cell" style:parent-style-name="Default" style:data-style-name="N0">
      <style:table-cell-properties fo:border-top="thin solid #000000" fo:border-bottom="none" fo:border-left="none" fo:border-right="none" fo:background-color="#993300"/>
      <style:text-properties fo:color="#000000"/>
    </style:style>
    <style:style style:name="ce29" style:family="table-cell" style:parent-style-name="Default" style:data-style-name="N0">
      <style:table-cell-properties fo:border-top="thin solid #000000" fo:border-bottom="none" fo:border-left="none" fo:border-right="thin solid #000000" fo:background-color="#993300"/>
      <style:text-properties fo:color="#000000"/>
    </style:style>
    <style:style style:name="ce30" style:family="table-cell" style:parent-style-name="Default" style:data-style-name="N0">
      <style:table-cell-properties fo:background-color="#993300"/>
      <style:text-properties fo:color="#000000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fo:background-color="#993300"/>
      <style:text-properties fo:color="#000000"/>
    </style:style>
    <style:style style:name="ce32" style:family="table-cell" style:parent-style-name="Default" style:data-style-name="N0">
      <style:table-cell-properties fo:background-color="#000000"/>
      <style:text-properties fo:color="#000000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fo:background-color="#000000"/>
      <style:text-properties fo:color="#000000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fo:background-color="#993300"/>
      <style:text-properties fo:color="#000000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fo:background-color="#FF0000"/>
      <style:text-properties fo:color="#000000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fo:background-color="#FF0000"/>
      <style:text-properties fo:color="#000000"/>
    </style:style>
    <style:style style:name="ce37" style:family="table-cell" style:parent-style-name="Default" style:data-style-name="N0">
      <style:table-cell-properties fo:border-top="thin solid #000000" fo:border-bottom="none" fo:border-left="none" fo:border-right="none" fo:background-color="#FF0000"/>
      <style:text-properties fo:color="#000000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0000"/>
      <style:text-properties fo:color="#000000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fo:background-color="#FF0000"/>
      <style:text-properties fo:color="#000000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  <style:text-properties fo:color="#000000"/>
    </style:style>
    <style:style style:name="ce41" style:family="table-cell" style:parent-style-name="Default" style:data-style-name="N0">
      <style:table-cell-properties fo:border-top="none" fo:border-bottom="thin solid #000000" fo:border-left="none" fo:border-right="none" fo:background-color="#993300"/>
      <style:text-properties fo:color="#000000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fo:background-color="#993300"/>
      <style:text-properties fo:color="#000000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fo:background-color="#FF8080"/>
      <style:text-properties fo:color="#000000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fo:background-color="#FF8080"/>
      <style:text-properties fo:color="#000000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none" fo:background-color="#660066"/>
      <style:text-properties fo:color="#000000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fo:background-color="#660066"/>
      <style:text-properties fo:color="#000000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 fo:background-color="#660066"/>
      <style:text-properties fo:color="#000000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8000"/>
      <style:text-properties fo:color="#000000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none" fo:background-color="#008000"/>
      <style:text-properties fo:color="#000000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fo:background-color="#008000"/>
      <style:text-properties fo:color="#000000"/>
    </style:style>
    <style:style style:name="ce51" style:family="table-cell" style:parent-style-name="Default" style:data-style-name="N0">
      <style:table-cell-properties fo:background-color="#660066"/>
      <style:text-properties fo:color="#000000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fo:background-color="#660066"/>
      <style:text-properties fo:color="#000000"/>
    </style:style>
    <style:style style:name="ce53" style:family="table-cell" style:parent-style-name="Default" style:data-style-name="N0">
      <style:table-cell-properties fo:border-top="none" fo:border-bottom="thin solid #000000" fo:border-left="none" fo:border-right="thin solid #000000" fo:background-color="#660066"/>
      <style:text-properties fo:color="#000000"/>
    </style:style>
    <style:style style:name="ce54" style:family="table-cell" style:parent-style-name="Default" style:data-style-name="N0">
      <style:table-cell-properties fo:background-color="#008000"/>
      <style:text-properties fo:color="#000000"/>
    </style:style>
    <style:style style:name="ce55" style:family="table-cell" style:parent-style-name="Default" style:data-style-name="N0">
      <style:table-cell-properties fo:border-top="thin solid #000000" fo:border-bottom="none" fo:border-left="none" fo:border-right="thin solid #000000" fo:background-color="#008000"/>
      <style:text-properties fo:color="#000000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none" fo:background-color="#660066"/>
      <style:text-properties fo:color="#000000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fo:background-color="#660066"/>
      <style:text-properties fo:color="#000000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fo:background-color="#008000"/>
      <style:text-properties fo:color="#000000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none" fo:background-color="#FF8080"/>
      <style:text-properties fo:color="#000000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0066"/>
      <style:text-properties fo:color="#000000"/>
    </style:style>
    <style:style style:name="ce61" style:family="table-cell" style:parent-style-name="Default" style:data-style-name="N0">
      <style:table-cell-properties fo:border="thin solid #000000" fo:background-color="#FF8080"/>
      <style:text-properties fo:color="#000000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0066"/>
      <style:text-properties fo:color="#000000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8000"/>
      <style:text-properties fo:color="#000000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8000"/>
      <style:text-properties fo:color="#000000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8080"/>
      <style:text-properties fo:color="#000000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fo:background-color="#008000"/>
      <style:text-properties fo:color="#000000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660066"/>
      <style:text-properties fo:color="#000000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 fo:background-color="#008000"/>
      <style:text-properties fo:color="#000000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fo:background-color="#008000"/>
      <style:text-properties fo:color="#000000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fo:background-color="#FF8080"/>
      <style:text-properties fo:color="#000000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/>
      <style:text-properties fo:color="#000000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73" style:family="table-cell" style:parent-style-name="Default" style:data-style-name="N0">
      <style:table-cell-properties style:vertical-align="automatic"/>
    </style:style>
    <style:style style:name="ce74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0.476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83.25pt" style:use-optimal-row-height="false" fo:break-before="auto"/>
    </style:style>
    <style:style style:name="ro6" style:family="table-row">
      <style:table-row-properties style:row-height="87pt" style:use-optimal-row-height="false" fo:break-before="auto"/>
    </style:style>
    <style:style style:name="ro7" style:family="table-row">
      <style:table-row-properties style:row-height="93.7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Теория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2">
            <text:p>Продолжаем с вами знакомиться с практическими работами по теме "Exel". Для начала рассмотрим два понятия:<text:s/><text:span text:style-name="T2">относительная адресация и абсолютная.</text:span>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number-columns-spanned="18" table:number-rows-spanned="1" table:style-name="ce72">
            <text:p>Принцип относительной адресации<text:s/><text:span text:style-name="T1">обозначает следующее: адреса ячеек, исспользуемые в формулах, определены не абсолютно, а относительно места расположения формулы. Этот принцип приводит к тому, что при всяком перемещении формулы в другое место таблицы изменяются имена ячеек в формуле. Перемещение формул происходит при разнообразных манипуляциях фрагментами таблицы (копировании, вставках, удалении, переносе).</text:span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3">
          <table:table-cell office:value-type="string" table:number-columns-spanned="18" table:number-rows-spanned="1" table:style-name="ce72">
            <text:p>Абсолютная адресация.<text:s/><text:span text:style-name="T1">В некоторых случаях оказыватся необходимым отменить действие принципа относительной адресации для того, чтобы при переносе формулы адрес ячейки не изменялся. В таком случае применяется прием, который называется замораживанием адреса. Для этой цели в имени ячейки употребляется символ $. Для замораживания всего адреса значок $ ставится дважды. Например: $B$2. Можно заморозить только столбец ($B2) или только строку (B$2).</text:span></text:p>
          </table:table-cell>
          <table:covered-table-cell table:number-columns-repeated="17"/>
          <table:table-cell table:number-columns-repeated="16366"/>
        </table:table-row>
        <table:table-row table:number-rows-repeated="11" table:style-name="ro1">
          <table:table-cell table:number-columns-repeated="16384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1" table:style-name="ta1">
        <table:table-column table:style-name="co3" table:default-cell-style-name="ce1"/>
        <table:table-column table:style-name="co1" table:number-columns-repeated="25" table:default-cell-style-name="ce1"/>
        <table:table-column table:style-name="co2" table:number-columns-repeated="16358" table:default-cell-style-name="ce1"/>
        <table:table-row table:style-name="ro5">
          <table:table-cell office:value-type="string" table:number-columns-spanned="18" table:number-rows-spanned="1" table:style-name="ce74">
            <text:p>1. Один стакан лимонада содержит 15 калорий, 1 кусок торта — 150 калорий, 1 драже «Тик-Так»— 2 калории. Во время праздничного обеда Буратино выпил 5 стаканов лимонада, съел 20 драже «Тик-Так» и 4 куска торта. Мальвина съела 2 драже «Тик-Так», 1 кусок торта и выпила 1 стакан лимонада. Пьеро выпил 2 стакана лимонада и съел 2 куска торта. Дуремар съел 3 куска торта и выпил 2 стакана лимонада.</text:p>
            <text:p/>
            <text:p>Построить электронную таблицу, из которой будет видно: сколько всего стаканов лимонада было выпито, кусков торта и драже «Тик-Так» съедено; сколько калорий употребил каждый участник праздничного обеда; сколько калорий содержалось во всем выпитом лимонаде, всех съеденных кусках торта и драже «Тик-Так».<text:s/>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Пример выполнения работы: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Лимонад</text:p>
          </table:table-cell>
          <table:table-cell office:value-type="float" office:value="15" table:style-name="ce2">
            <text:p>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Торт<text:s/></text:p>
          </table:table-cell>
          <table:table-cell office:value-type="float" office:value="150" table:style-name="ce2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Тик-так</text:p>
          </table:table-cell>
          <table:table-cell office:value-type="float" office:value="2" table:style-name="ce2">
            <text:p>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Лимонад</text:p>
          </table:table-cell>
          <table:table-cell office:value-type="string" table:style-name="ce3">
            <text:p>Торт</text:p>
          </table:table-cell>
          <table:table-cell office:value-type="string" table:style-name="ce3">
            <text:p>Тик-так</text:p>
          </table:table-cell>
          <table:table-cell office:value-type="string" table:style-name="ce3">
            <text:p>Калории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Буратино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20" table:style-name="ce3">
            <text:p>20</text:p>
          </table:table-cell>
          <table:table-cell office:value-type="float" office:value="715" table:formula="msoxl:=B10*$B$5+C10*$B$6+D10*$B$7" table:style-name="ce3">
            <text:p>71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Мальвина<text:s/>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69" table:formula="msoxl:=B11*$B$5+C11*$B$6+D11*$B$7" table:style-name="ce3">
            <text:p>16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Пьеро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30" table:formula="msoxl:=B12*$B$5+C12*$B$6+D12*$B$7" table:style-name="ce3">
            <text:p>33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Дуремар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80" table:formula="msoxl:=B13*$B$5+C13*$B$6+D13*$B$7" table:style-name="ce3">
            <text:p>48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Всего</text:p>
          </table:table-cell>
          <table:table-cell office:value-type="float" office:value="10" table:formula="msoxl:=SUM(B10:B13)" table:style-name="ce3">
            <text:p>10</text:p>
          </table:table-cell>
          <table:table-cell office:value-type="float" office:value="10" table:formula="msoxl:=SUM(C10:C13)" table:style-name="ce3">
            <text:p>10</text:p>
          </table:table-cell>
          <table:table-cell office:value-type="float" office:value="22" table:formula="msoxl:=SUM(D10:D13)" table:style-name="ce3">
            <text:p>22</text:p>
          </table:table-cell>
          <table:table-cell office:value-type="float" office:value="1694" table:formula="msoxl:=SUM(E10:E13)" table:style-name="ce3">
            <text:p>169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Калории</text:p>
          </table:table-cell>
          <table:table-cell office:value-type="float" office:value="150" table:formula="msoxl:=B14*$B$5" table:style-name="ce3">
            <text:p>150</text:p>
          </table:table-cell>
          <table:table-cell office:value-type="float" office:value="1500" table:formula="msoxl:=C14*B6" table:style-name="ce3">
            <text:p>1500</text:p>
          </table:table-cell>
          <table:table-cell office:value-type="float" office:value="44" table:formula="msoxl:=D14*B7" table:style-name="ce3">
            <text:p>44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2. Построить диаграмму типа Гистограмма «Сколько калорий употребил каждый участник».</text:p>
          </table:table-cell>
          <table:table-cell table:number-columns-repeated="16383" table:style-name="ce1"/>
        </table:table-row>
        <table:table-row table:style-name="ro1">
          <table:table-cell table:style-name="ce1">
            <draw:frame xmlns:presentation="urn:oasis:names:tc:opendocument:xmlns:presentation:1.0" draw:z-index="1" draw:id="id0" draw:style-name="a0" draw:name="Chart 1" svg:x="0in" svg:y="0.07292in" svg:width="5.9375in" svg:height="3.6666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number-rows-repeated="39" table:style-name="ro1">
          <table:table-cell table:number-columns-repeated="17" table:style-name="ce6"/>
          <table:table-cell table:number-columns-repeated="16367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number-columns-repeated="20" table:default-cell-style-name="ce1"/>
        <table:table-column table:style-name="co2" table:number-columns-repeated="16358" table:default-cell-style-name="ce1"/>
        <table:table-row table:style-name="ro6">
          <table:table-cell office:value-type="string" table:number-columns-spanned="18" table:number-rows-spanned="1" table:style-name="ce72">
            <text:p>1. На складе компьютерной техники хранятся компьютеры по цене 100 монет, принтеры по цене 55 монет, сканеры по цене 78 монет. Мальвина, <text:s/>Буратино, Пьеро и лиса Алиса имеют магазины по продаже компьютерной техники. Мальвина продала 10 сканеров и 5 компьютеров. Буратино – 11 принтеров. 3 компьютера и 2 сканера. Пьеро - <text:s/>7 компьютеров и 4 принтера . Лиса Алиса – 8 компьютеров, 1 сканер и 6 принтеров.</text:p>
            <text:p/>
            <text:p>Построить электронную таблицу, из которой будет видно. Сколько всего было продано товара каждого вида техники и на какую сумму; на какую сумму продано техники каждым владельцем магазина, сколько единиц техники было продано каждым владельцем магазина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5">
            <text:p>2. Построить диаграмму типа Круговая «Сколько единиц техники было продано каждым владельцем магазина».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office:value-type="string" table:style-name="ce7">
            <text:p>Компьютеры</text:p>
          </table:table-cell>
          <table:table-cell office:value-type="float" office:value="100" table:style-name="ce7">
            <text:p>100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office:value-type="string" table:style-name="ce7">
            <text:p>Принтеры</text:p>
          </table:table-cell>
          <table:table-cell office:value-type="float" office:value="55" table:style-name="ce7">
            <text:p>55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office:value-type="string" table:style-name="ce7">
            <text:p>Сканеры</text:p>
          </table:table-cell>
          <table:table-cell office:value-type="float" office:value="78" table:style-name="ce7">
            <text:p>78</text:p>
          </table:table-cell>
          <table:table-cell table:number-columns-repeated="15" table:style-name="ce6"/>
          <table:table-cell table:number-columns-repeated="16367" table:style-name="ce1"/>
        </table:table-row>
        <table:table-row table:style-name="ro1">
          <table:table-cell table:number-columns-repeated="17" table:style-name="ce6"/>
          <table:table-cell table:number-columns-repeated="16367" table:style-name="ce1"/>
        </table:table-row>
        <table:table-row table:style-name="ro1">
          <table:table-cell table:style-name="ce4"/>
          <table:table-cell office:value-type="string" table:style-name="ce8">
            <text:p>Компьютеры</text:p>
          </table:table-cell>
          <table:table-cell office:value-type="string" table:style-name="ce8">
            <text:p>Принтеры</text:p>
          </table:table-cell>
          <table:table-cell office:value-type="string" table:style-name="ce8">
            <text:p>Сканеры</text:p>
          </table:table-cell>
          <table:table-cell office:value-type="string" table:style-name="ce8">
            <text:p>Цена</text:p>
          </table:table-cell>
          <table:table-cell office:value-type="string" table:style-name="ce8">
            <text:p>Количество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8">
            <text:p>Мальвина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8">
            <text:p>0</text:p>
          </table:table-cell>
          <table:table-cell office:value-type="float" office:value="10" table:style-name="ce8">
            <text:p>10</text:p>
          </table:table-cell>
          <table:table-cell office:value-type="float" office:value="1280" table:formula="msoxl:=B11*$B$6+C11*$B$7+D11*$B$8" table:style-name="ce3">
            <text:p>1280</text:p>
          </table:table-cell>
          <table:table-cell office:value-type="float" office:value="15" table:formula="msoxl:=SUM(B11:D11)" table:style-name="ce3">
            <text:p>15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8">
            <text:p>Буратино</text:p>
          </table:table-cell>
          <table:table-cell office:value-type="float" office:value="3" table:style-name="ce8">
            <text:p>3</text:p>
          </table:table-cell>
          <table:table-cell office:value-type="float" office:value="11" table:style-name="ce8">
            <text:p>11</text:p>
          </table:table-cell>
          <table:table-cell office:value-type="float" office:value="2" table:style-name="ce8">
            <text:p>2</text:p>
          </table:table-cell>
          <table:table-cell office:value-type="float" office:value="1061" table:formula="msoxl:=B12*$B$6+C12*$B$7+D12*$B$8" table:style-name="ce3">
            <text:p>1061</text:p>
          </table:table-cell>
          <table:table-cell office:value-type="float" office:value="16" table:formula="msoxl:=SUM(B12:D12)" table:style-name="ce3">
            <text:p>16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8">
            <text:p>Пьеро</text:p>
          </table:table-cell>
          <table:table-cell office:value-type="float" office:value="7" table:style-name="ce8">
            <text:p>7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920" table:formula="msoxl:=B13*$B$6+C13*$B$7+D13*$B$8" table:style-name="ce3">
            <text:p>920</text:p>
          </table:table-cell>
          <table:table-cell office:value-type="float" office:value="11" table:formula="msoxl:=SUM(B13:D13)" table:style-name="ce3">
            <text:p>11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9">
            <text:p>Лиса Алиса</text:p>
          </table:table-cell>
          <table:table-cell office:value-type="float" office:value="8" table:style-name="ce8">
            <text:p>8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1208" table:formula="msoxl:=B14*$B$6+C14*$B$7+D14*$B$8" table:style-name="ce3">
            <text:p>1208</text:p>
          </table:table-cell>
          <table:table-cell office:value-type="float" office:value="15" table:formula="msoxl:=SUM(B14:D14)" table:style-name="ce3">
            <text:p>15</text:p>
          </table:table-cell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9">
            <text:p>Всего</text:p>
          </table:table-cell>
          <table:table-cell office:value-type="float" office:value="23" table:formula="msoxl:=SUM(B11:B14)" table:style-name="ce3">
            <text:p>23</text:p>
          </table:table-cell>
          <table:table-cell office:value-type="float" office:value="21" table:formula="msoxl:=SUM(C11:C14)" table:style-name="ce3">
            <text:p>21</text:p>
          </table:table-cell>
          <table:table-cell office:value-type="float" office:value="13" table:formula="msoxl:=SUM(D11:D14)" table:style-name="ce3">
            <text:p>13</text:p>
          </table:table-cell>
          <table:table-cell office:value-type="float" office:value="4469" table:formula="msoxl:=SUM(E11:E14)" table:style-name="ce3">
            <text:p>4469</text:p>
          </table:table-cell>
          <table:table-cell table:style-name="ce4"/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office:value-type="string" table:style-name="ce8">
            <text:p>Цена</text:p>
          </table:table-cell>
          <table:table-cell office:value-type="float" office:value="2300" table:formula="msoxl:=B15*B6" table:style-name="ce3">
            <text:p>2300</text:p>
          </table:table-cell>
          <table:table-cell office:value-type="float" office:value="1155" table:formula="msoxl:=C15*B7" table:style-name="ce3">
            <text:p>1155</text:p>
          </table:table-cell>
          <table:table-cell office:value-type="float" office:value="1014" table:formula="msoxl:=D15*B8" table:style-name="ce3">
            <text:p>1014</text:p>
          </table:table-cell>
          <table:table-cell table:number-columns-repeated="2" table:style-name="ce4"/>
          <table:table-cell table:number-columns-repeated="11" table:style-name="ce6"/>
          <table:table-cell table:number-columns-repeated="16367" table:style-name="ce1"/>
        </table:table-row>
        <table:table-row table:style-name="ro1">
          <table:table-cell table:number-columns-repeated="17" table:style-name="ce6"/>
          <table:table-cell table:number-columns-repeated="16367"/>
        </table:table-row>
        <table:table-row table:style-name="ro1">
          <table:table-cell table:style-name="ce6">
            <draw:frame xmlns:presentation="urn:oasis:names:tc:opendocument:xmlns:presentation:1.0" draw:z-index="1" draw:id="id1" draw:style-name="a1" draw:name="Chart 2" svg:x="0in" svg:y="0.04167in" svg:width="6.25in" svg:height="3.86458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" table:style-name="ce6"/>
          <table:table-cell table:number-columns-repeated="16367"/>
        </table:table-row>
        <table:table-row table:number-rows-repeated="32" table:style-name="ro1">
          <table:table-cell table:number-columns-repeated="17" table:style-name="ce6"/>
          <table:table-cell table:number-columns-repeated="16367"/>
        </table:table-row>
        <table:table-row table:number-rows-repeated="14" table:style-name="ro1">
          <table:table-cell table:number-columns-repeated="16384" table:style-name="ce1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З3" table:style-name="ta1"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1" table:default-cell-style-name="ce1"/>
        <table:table-column table:style-name="co2" table:number-columns-repeated="16358" table:default-cell-style-name="ce1"/>
        <table:table-row table:style-name="ro7">
          <table:table-cell office:value-type="string" table:number-columns-spanned="18" table:number-rows-spanned="1" table:style-name="ce72">
            <text:p>1. Мальвина премирует учеников своей школы за хорошую учёбу: за решённую задачу ученик получает 5 конфет, за выученное стихотворение – 4 конфеты, за прочитанную книгу – 33 конфеты. Буратино решил 1 задачу, прочитал 2 книги, выучил 3 стихотворения. Пьеро выучил 25 стихотворений, прочитал 10 книг. Пудель Артемон решил 15 задач и прочитал 3 книги.</text:p>
            <text:p/>
            <text:p><text:s text:c="2"/>Построить электронную таблицу, из которой будет видно: сколько всего задач решено, книг прочитано, стихотворений выучено; сколько всего конфет получил каждый ученик школы; сколько всего конфет потребовалось Мальвине для премирования учеников; сколько всего конфет было получено за чтение книг, решение задач и заучивание стихотворений.</text:p>
          </table:table-cell>
          <table:covered-table-cell table:number-columns-repeated="17"/>
          <table:table-cell table:number-columns-repeated="16366" table:style-name="ce1"/>
        </table:table-row>
        <table:table-row table:style-name="ro1">
          <table:table-cell table:style-name="ce10"/>
          <table:table-cell table:number-columns-repeated="16383" table:style-name="ce1"/>
        </table:table-row>
        <table:table-row table:style-name="ro1">
          <table:table-cell office:value-type="string" table:style-name="ce5">
            <text:p>2. Построить диаграмму "Сколько всего конфет было получено за чтение книг, решение задач и заучивание стихотворений"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7">
            <text:p>Задача</text:p>
          </table:table-cell>
          <table:table-cell office:value-type="float" office:value="5" table:style-name="ce7">
            <text:p>5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7">
            <text:p>Стихотворение</text:p>
          </table:table-cell>
          <table:table-cell office:value-type="float" office:value="4" table:style-name="ce7">
            <text:p>4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office:value-type="string" table:style-name="ce7">
            <text:p>Книга</text:p>
          </table:table-cell>
          <table:table-cell office:value-type="float" office:value="33" table:style-name="ce7">
            <text:p>33</text:p>
          </table:table-cell>
          <table:table-cell table:number-columns-repeated="17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4"/>
          <table:table-cell office:value-type="string" table:style-name="ce8">
            <text:p>Задача</text:p>
          </table:table-cell>
          <table:table-cell office:value-type="string" table:style-name="ce8">
            <text:p>Стихотворение</text:p>
          </table:table-cell>
          <table:table-cell office:value-type="string" table:style-name="ce8">
            <text:p>Книга</text:p>
          </table:table-cell>
          <table:table-cell office:value-type="string" table:style-name="ce8">
            <text:p>Получино конфет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8">
            <text:p>Буратино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2" table:style-name="ce8">
            <text:p>2</text:p>
          </table:table-cell>
          <table:table-cell office:value-type="float" office:value="83" table:formula="msoxl:=B10*$B$5+C10*$B$6+D10*$B$7" table:style-name="ce3">
            <text:p>83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8">
            <text:p>Пьеро</text:p>
          </table:table-cell>
          <table:table-cell office:value-type="float" office:value="0" table:style-name="ce8">
            <text:p>0</text:p>
          </table:table-cell>
          <table:table-cell office:value-type="float" office:value="25" table:style-name="ce8">
            <text:p>25</text:p>
          </table:table-cell>
          <table:table-cell office:value-type="float" office:value="10" table:style-name="ce8">
            <text:p>10</text:p>
          </table:table-cell>
          <table:table-cell office:value-type="float" office:value="430" table:formula="msoxl:=B11*$B$5+C11*$B$6+D11*$B$7" table:style-name="ce3">
            <text:p>430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8">
            <text:p>Пудель Артемон</text:p>
          </table:table-cell>
          <table:table-cell office:value-type="float" office:value="15" table:style-name="ce8">
            <text:p>15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174" table:formula="msoxl:=B12*$B$5+C12*$B$6+D12*$B$7" table:style-name="ce3">
            <text:p>174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8">
            <text:p>Всего</text:p>
          </table:table-cell>
          <table:table-cell office:value-type="float" office:value="16" table:formula="msoxl:=SUM(B10:B12)" table:style-name="ce3">
            <text:p>16</text:p>
          </table:table-cell>
          <table:table-cell office:value-type="float" office:value="28" table:formula="msoxl:=SUM(C10:C12)" table:style-name="ce3">
            <text:p>28</text:p>
          </table:table-cell>
          <table:table-cell office:value-type="float" office:value="15" table:formula="msoxl:=SUM(D10:D12)" table:style-name="ce3">
            <text:p>15</text:p>
          </table:table-cell>
          <table:table-cell office:value-type="float" office:value="687" table:formula="msoxl:=SUM(E10:E12)" table:style-name="ce3">
            <text:p>687</text:p>
          </table:table-cell>
          <table:table-cell table:number-columns-repeated="14" table:style-name="ce6"/>
          <table:table-cell table:number-columns-repeated="16365"/>
        </table:table-row>
        <table:table-row table:style-name="ro1">
          <table:table-cell office:value-type="string" table:style-name="ce8">
            <text:p>Всего конфет</text:p>
          </table:table-cell>
          <table:table-cell office:value-type="float" office:value="80" table:formula="msoxl:=B13*B5" table:style-name="ce3">
            <text:p>80</text:p>
          </table:table-cell>
          <table:table-cell office:value-type="float" office:value="112" table:formula="msoxl:=C13*B6" table:style-name="ce3">
            <text:p>112</text:p>
          </table:table-cell>
          <table:table-cell office:value-type="float" office:value="495" table:formula="msoxl:=D13*B7" table:style-name="ce3">
            <text:p>495</text:p>
          </table:table-cell>
          <table:table-cell table:style-name="ce4"/>
          <table:table-cell table:number-columns-repeated="14" table:style-name="ce6"/>
          <table:table-cell table:number-columns-repeated="16365"/>
        </table:table-row>
        <table:table-row table:style-name="ro1">
          <table:table-cell table:number-columns-repeated="19" table:style-name="ce6"/>
          <table:table-cell table:number-columns-repeated="16365"/>
        </table:table-row>
        <table:table-row table:style-name="ro1">
          <table:table-cell table:style-name="ce6">
            <draw:frame xmlns:presentation="urn:oasis:names:tc:opendocument:xmlns:presentation:1.0" draw:z-index="1" draw:id="id2" draw:style-name="a2" draw:name="Chart 3" svg:x="0in" svg:y="0.01042in" svg:width="6.25in" svg:height="3.86458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8" table:style-name="ce6"/>
          <table:table-cell table:number-columns-repeated="16365"/>
        </table:table-row>
        <table:table-row table:number-rows-repeated="41" table:style-name="ro1">
          <table:table-cell table:number-columns-repeated="19" table:style-name="ce6"/>
          <table:table-cell table:number-columns-repeated="16365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936" table:style-name="ro1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  <table:table table:name="Улыбнись" table:style-name="ta3">
        <table:table-column table:style-name="co10" table:number-columns-repeated="28" table:default-cell-style-name="ce1"/>
        <table:table-column table:style-name="co2" table:number-columns-repeated="16356" table:default-cell-style-name="ce1"/>
        <table:table-row table:style-name="ro4">
          <table:table-cell table:number-columns-repeated="16384"/>
        </table:table-row>
        <table:table-row table:style-name="ro4">
          <table:table-cell table:number-columns-repeated="4"/>
          <table:table-cell table:number-columns-repeated="3" table:style-name="ce1"/>
          <table:table-cell table:style-name="ce11"/>
          <table:table-cell table:number-columns-repeated="2" table:style-name="ce12"/>
          <table:table-cell table:style-name="ce13"/>
          <table:table-cell table:number-columns-repeated="16373" table:style-name="ce1"/>
        </table:table-row>
        <table:table-row table:style-name="ro4">
          <table:table-cell table:number-columns-repeated="4"/>
          <table:table-cell table:number-columns-repeated="2" table:style-name="ce1"/>
          <table:table-cell table:style-name="ce11"/>
          <table:table-cell table:number-columns-repeated="4" table:style-name="ce14"/>
          <table:table-cell table:style-name="ce13"/>
          <table:table-cell table:number-columns-repeated="16372" table:style-name="ce1"/>
        </table:table-row>
        <table:table-row table:number-rows-repeated="3" table:style-name="ro4">
          <table:table-cell table:number-columns-repeated="4"/>
          <table:table-cell table:number-columns-repeated="2" table:style-name="ce1"/>
          <table:table-cell table:style-name="ce15"/>
          <table:table-cell table:number-columns-repeated="4" table:style-name="ce14"/>
          <table:table-cell table:style-name="ce16"/>
          <table:table-cell table:number-columns-repeated="16372" table:style-name="ce1"/>
        </table:table-row>
        <table:table-row table:style-name="ro4">
          <table:table-cell table:number-columns-repeated="4"/>
          <table:table-cell table:number-columns-repeated="2" table:style-name="ce1"/>
          <table:table-cell table:style-name="ce15"/>
          <table:table-cell table:number-columns-repeated="5" table:style-name="ce14"/>
          <table:table-cell table:style-name="ce13"/>
          <table:table-cell table:number-columns-repeated="16371" table:style-name="ce1"/>
        </table:table-row>
        <table:table-row table:style-name="ro4">
          <table:table-cell table:number-columns-repeated="4"/>
          <table:table-cell table:number-columns-repeated="2" table:style-name="ce1"/>
          <table:table-cell table:style-name="ce15"/>
          <table:table-cell table:number-columns-repeated="4" table:style-name="ce14"/>
          <table:table-cell table:style-name="ce17"/>
          <table:table-cell table:style-name="ce18"/>
          <table:table-cell table:style-name="ce19"/>
          <table:table-cell table:number-columns-repeated="16370" table:style-name="ce1"/>
        </table:table-row>
        <table:table-row table:style-name="ro4">
          <table:table-cell table:number-columns-repeated="4"/>
          <table:table-cell table:style-name="ce1"/>
          <table:table-cell table:style-name="ce11"/>
          <table:table-cell table:number-columns-repeated="2" table:style-name="ce14"/>
          <table:table-cell table:style-name="ce17"/>
          <table:table-cell table:style-name="ce18"/>
          <table:table-cell table:style-name="ce19"/>
          <table:table-cell table:style-name="ce20"/>
          <table:table-cell office:value-type="string" table:style-name="ce21">
            <text:p>о</text:p>
          </table:table-cell>
          <table:table-cell table:style-name="ce22"/>
          <table:table-cell table:number-columns-repeated="16370" table:style-name="ce1"/>
        </table:table-row>
        <table:table-row table:style-name="ro4">
          <table:table-cell table:number-columns-repeated="4"/>
          <table:table-cell table:style-name="ce1"/>
          <table:table-cell table:style-name="ce15"/>
          <table:table-cell table:number-columns-repeated="2" table:style-name="ce14"/>
          <table:table-cell table:style-name="ce23"/>
          <table:table-cell office:value-type="string" table:style-name="ce21">
            <text:p>о</text:p>
          </table:table-cell>
          <table:table-cell table:style-name="ce22"/>
          <table:table-cell table:number-columns-repeated="2" table:style-name="ce24"/>
          <table:table-cell table:style-name="ce25"/>
          <table:table-cell table:number-columns-repeated="16370" table:style-name="ce1"/>
        </table:table-row>
        <table:table-row table:style-name="ro4">
          <table:table-cell table:number-columns-repeated="4"/>
          <table:table-cell table:style-name="ce1"/>
          <table:table-cell table:style-name="ce15"/>
          <table:table-cell table:number-columns-repeated="2" table:style-name="ce14"/>
          <table:table-cell table:style-name="ce26"/>
          <table:table-cell table:style-name="ce24"/>
          <table:table-cell table:style-name="ce25"/>
          <table:table-cell table:style-name="ce14"/>
          <table:table-cell table:style-name="ce13"/>
          <table:table-cell table:number-columns-repeated="16371" table:style-name="ce1"/>
        </table:table-row>
        <table:table-row table:style-name="ro4">
          <table:table-cell table:number-columns-repeated="4"/>
          <table:table-cell table:style-name="ce1"/>
          <table:table-cell table:style-name="ce15"/>
          <table:table-cell table:number-columns-repeated="7" table:style-name="ce14"/>
          <table:table-cell table:style-name="ce13"/>
          <table:table-cell table:number-columns-repeated="16370" table:style-name="ce1"/>
        </table:table-row>
        <table:table-row table:style-name="ro4">
          <table:table-cell table:number-columns-repeated="4"/>
          <table:table-cell table:style-name="ce1"/>
          <table:table-cell table:style-name="ce15"/>
          <table:table-cell table:number-columns-repeated="2" table:style-name="ce14"/>
          <table:table-cell table:style-name="ce27"/>
          <table:table-cell table:number-columns-repeated="3" table:style-name="ce28"/>
          <table:table-cell table:style-name="ce29"/>
          <table:table-cell table:style-name="ce16"/>
          <table:table-cell table:number-columns-repeated="16370" table:style-name="ce1"/>
        </table:table-row>
        <table:table-row table:style-name="ro4">
          <table:table-cell table:number-columns-repeated="4"/>
          <table:table-cell table:style-name="ce11"/>
          <table:table-cell table:number-columns-repeated="2" table:style-name="ce14"/>
          <table:table-cell table:style-name="ce27"/>
          <table:table-cell table:number-columns-repeated="4" table:style-name="ce30"/>
          <table:table-cell table:style-name="ce31"/>
          <table:table-cell table:style-name="ce14"/>
          <table:table-cell table:style-name="ce13"/>
          <table:table-cell table:number-columns-repeated="16369"/>
        </table:table-row>
        <table:table-row table:style-name="ro4">
          <table:table-cell table:number-columns-repeated="4"/>
          <table:table-cell table:style-name="ce15"/>
          <table:table-cell table:style-name="ce14"/>
          <table:table-cell table:style-name="ce27"/>
          <table:table-cell table:style-name="ce32"/>
          <table:table-cell table:style-name="ce30"/>
          <table:table-cell table:style-name="ce32"/>
          <table:table-cell table:number-columns-repeated="3" table:style-name="ce30"/>
          <table:table-cell table:style-name="ce29"/>
          <table:table-cell table:style-name="ce16"/>
          <table:table-cell table:number-columns-repeated="16369"/>
        </table:table-row>
        <table:table-row table:style-name="ro4">
          <table:table-cell table:number-columns-repeated="4"/>
          <table:table-cell table:style-name="ce15"/>
          <table:table-cell table:style-name="ce14"/>
          <table:table-cell table:style-name="ce33"/>
          <table:table-cell table:style-name="ce32"/>
          <table:table-cell table:style-name="ce30"/>
          <table:table-cell table:style-name="ce32"/>
          <table:table-cell table:number-columns-repeated="3" table:style-name="ce30"/>
          <table:table-cell table:style-name="ce31"/>
          <table:table-cell table:style-name="ce16"/>
          <table:table-cell table:number-columns-repeated="16369"/>
        </table:table-row>
        <table:table-row table:style-name="ro4">
          <table:table-cell/>
          <table:table-cell table:number-columns-repeated="3" table:style-name="ce1"/>
          <table:table-cell table:style-name="ce15"/>
          <table:table-cell table:style-name="ce14"/>
          <table:table-cell table:style-name="ce33"/>
          <table:table-cell table:number-columns-repeated="3" table:style-name="ce32"/>
          <table:table-cell table:number-columns-repeated="3" table:style-name="ce30"/>
          <table:table-cell table:style-name="ce31"/>
          <table:table-cell table:style-name="ce14"/>
          <table:table-cell table:style-name="ce13"/>
          <table:table-cell table:number-columns-repeated="16368" table:style-name="ce1"/>
        </table:table-row>
        <table:table-row table:style-name="ro4">
          <table:table-cell/>
          <table:table-cell table:number-columns-repeated="3" table:style-name="ce1"/>
          <table:table-cell table:style-name="ce15"/>
          <table:table-cell table:style-name="ce14"/>
          <table:table-cell table:style-name="ce34"/>
          <table:table-cell table:style-name="ce35"/>
          <table:table-cell table:style-name="ce36"/>
          <table:table-cell table:style-name="ce37"/>
          <table:table-cell table:style-name="ce36"/>
          <table:table-cell table:number-columns-repeated="3" table:style-name="ce30"/>
          <table:table-cell table:style-name="ce29"/>
          <table:table-cell table:style-name="ce16"/>
          <table:table-cell table:number-columns-repeated="16368" table:style-name="ce1"/>
        </table:table-row>
        <table:table-row table:style-name="ro4">
          <table:table-cell/>
          <table:table-cell table:number-columns-repeated="2" table:style-name="ce1"/>
          <table:table-cell table:style-name="ce11"/>
          <table:table-cell table:number-columns-repeated="2" table:style-name="ce14"/>
          <table:table-cell table:style-name="ce38"/>
          <table:table-cell table:number-columns-repeated="4" table:style-name="ce39"/>
          <table:table-cell table:style-name="ce40"/>
          <table:table-cell table:number-columns-repeated="2" table:style-name="ce41"/>
          <table:table-cell table:style-name="ce42"/>
          <table:table-cell table:style-name="ce14"/>
          <table:table-cell table:style-name="ce13"/>
          <table:table-cell table:number-columns-repeated="16367" table:style-name="ce1"/>
        </table:table-row>
        <table:table-row table:style-name="ro4">
          <table:table-cell/>
          <table:table-cell table:number-columns-repeated="2" table:style-name="ce1"/>
          <table:table-cell table:style-name="ce15"/>
          <table:table-cell table:number-columns-repeated="5" table:style-name="ce14"/>
          <table:table-cell table:style-name="ce43"/>
          <table:table-cell table:number-columns-repeated="6" table:style-name="ce14"/>
          <table:table-cell table:style-name="ce16"/>
          <table:table-cell table:number-columns-repeated="16367" table:style-name="ce1"/>
        </table:table-row>
        <table:table-row table:style-name="ro4">
          <table:table-cell/>
          <table:table-cell table:style-name="ce1"/>
          <table:table-cell table:style-name="ce11"/>
          <table:table-cell table:number-columns-repeated="2" table:style-name="ce14"/>
          <table:table-cell table:style-name="ce44"/>
          <table:table-cell table:number-columns-repeated="6" table:style-name="ce14"/>
          <table:table-cell office:value-type="string" table:style-name="ce14">
            <text:p>о</text:p>
          </table:table-cell>
          <table:table-cell table:style-name="ce14"/>
          <table:table-cell table:style-name="ce16"/>
          <table:table-cell table:number-columns-repeated="2" table:style-name="ce14"/>
          <table:table-cell table:style-name="ce13"/>
          <table:table-cell table:number-columns-repeated="16366" table:style-name="ce1"/>
        </table:table-row>
        <table:table-row table:style-name="ro4">
          <table:table-cell/>
          <table:table-cell table:style-name="ce1"/>
          <table:table-cell table:style-name="ce15"/>
          <table:table-cell table:number-columns-repeated="2" table:style-name="ce14"/>
          <table:table-cell table:style-name="ce11"/>
          <table:table-cell table:number-columns-repeated="5" table:style-name="ce14"/>
          <table:table-cell table:style-name="ce45"/>
          <table:table-cell table:number-columns-repeated="4" table:style-name="ce46"/>
          <table:table-cell table:style-name="ce47"/>
          <table:table-cell table:style-name="ce48"/>
          <table:table-cell table:number-columns-repeated="16366" table:style-name="ce1"/>
        </table:table-row>
        <table:table-row table:style-name="ro4">
          <table:table-cell/>
          <table:table-cell table:style-name="ce11"/>
          <table:table-cell table:number-columns-repeated="3" table:style-name="ce14"/>
          <table:table-cell table:style-name="ce15"/>
          <table:table-cell table:number-columns-repeated="2" table:style-name="ce14"/>
          <table:table-cell table:style-name="ce49"/>
          <table:table-cell table:style-name="ce50"/>
          <table:table-cell table:style-name="ce45"/>
          <table:table-cell table:number-columns-repeated="4" table:style-name="ce51"/>
          <table:table-cell table:style-name="ce52"/>
          <table:table-cell table:style-name="ce53"/>
          <table:table-cell table:style-name="ce54"/>
          <table:table-cell table:style-name="ce55"/>
          <table:table-cell table:number-columns-repeated="16365" table:style-name="ce1"/>
        </table:table-row>
        <table:table-row table:style-name="ro4">
          <table:table-cell/>
          <table:table-cell table:style-name="ce15"/>
          <table:table-cell table:number-columns-repeated="2" table:style-name="ce14"/>
          <table:table-cell table:style-name="ce11"/>
          <table:table-cell table:style-name="ce14"/>
          <table:table-cell table:style-name="ce49"/>
          <table:table-cell table:style-name="ce50"/>
          <table:table-cell table:number-columns-repeated="2" table:style-name="ce54"/>
          <table:table-cell table:style-name="ce56"/>
          <table:table-cell table:style-name="ce52"/>
          <table:table-cell table:number-columns-repeated="2" table:style-name="ce51"/>
          <table:table-cell table:style-name="ce57"/>
          <table:table-cell table:number-columns-repeated="3" table:style-name="ce54"/>
          <table:table-cell table:style-name="ce58"/>
          <table:table-cell table:number-columns-repeated="16365" table:style-name="ce1"/>
        </table:table-row>
        <table:table-row table:style-name="ro4">
          <table:table-cell/>
          <table:table-cell table:style-name="ce15"/>
          <table:table-cell table:number-columns-repeated="2" table:style-name="ce14"/>
          <table:table-cell table:style-name="ce59"/>
          <table:table-cell table:style-name="ce11"/>
          <table:table-cell table:number-columns-repeated="6" table:style-name="ce54"/>
          <table:table-cell table:style-name="ce56"/>
          <table:table-cell table:number-columns-repeated="2" table:style-name="ce52"/>
          <table:table-cell table:style-name="ce60"/>
          <table:table-cell table:number-columns-repeated="2" table:style-name="ce54"/>
          <table:table-cell table:style-name="ce58"/>
          <table:table-cell table:number-columns-repeated="16365" table:style-name="ce1"/>
        </table:table-row>
        <table:table-row table:style-name="ro4">
          <table:table-cell/>
          <table:table-cell table:style-name="ce59"/>
          <table:table-cell table:style-name="ce14"/>
          <table:table-cell table:style-name="ce61"/>
          <table:table-cell table:style-name="ce11"/>
          <table:table-cell table:number-columns-repeated="13" table:style-name="ce54"/>
          <table:table-cell table:style-name="ce62"/>
          <table:table-cell table:style-name="ce60"/>
          <table:table-cell table:style-name="ce13"/>
          <table:table-cell table:number-columns-repeated="16363" table:style-name="ce1"/>
        </table:table-row>
        <table:table-row table:style-name="ro4">
          <table:table-cell/>
          <table:table-cell table:style-name="ce1"/>
          <table:table-cell table:style-name="ce61"/>
          <table:table-cell table:style-name="ce49"/>
          <table:table-cell table:number-columns-repeated="15" table:style-name="ce54"/>
          <table:table-cell table:style-name="ce11"/>
          <table:table-cell table:style-name="ce14"/>
          <table:table-cell table:style-name="ce13"/>
          <table:table-cell table:number-columns-repeated="16362" table:style-name="ce1"/>
        </table:table-row>
        <table:table-row table:style-name="ro4">
          <table:table-cell/>
          <table:table-cell table:style-name="ce1"/>
          <table:table-cell table:style-name="ce63"/>
          <table:table-cell table:number-columns-repeated="9" table:style-name="ce54"/>
          <table:table-cell table:style-name="ce64"/>
          <table:table-cell table:number-columns-repeated="5" table:style-name="ce54"/>
          <table:table-cell table:style-name="ce11"/>
          <table:table-cell table:number-columns-repeated="3" table:style-name="ce14"/>
          <table:table-cell table:style-name="ce65"/>
          <table:table-cell table:number-columns-repeated="16361" table:style-name="ce1"/>
        </table:table-row>
        <table:table-row table:style-name="ro4">
          <table:table-cell/>
          <table:table-cell table:number-columns-repeated="2" table:style-name="ce1"/>
          <table:table-cell table:style-name="ce66"/>
          <table:table-cell table:number-columns-repeated="5" table:style-name="ce54"/>
          <table:table-cell table:style-name="ce67"/>
          <table:table-cell table:style-name="ce54"/>
          <table:table-cell table:style-name="ce67"/>
          <table:table-cell table:number-columns-repeated="2" table:style-name="ce12"/>
          <table:table-cell table:style-name="ce13"/>
          <table:table-cell table:style-name="ce3"/>
          <table:table-cell table:style-name="ce68"/>
          <table:table-cell table:style-name="ce69"/>
          <table:table-cell table:style-name="ce59"/>
          <table:table-cell table:number-columns-repeated="2" table:style-name="ce44"/>
          <table:table-cell table:style-name="ce70"/>
          <table:table-cell table:number-columns-repeated="16362" table:style-name="ce1"/>
        </table:table-row>
        <table:table-row table:style-name="ro4">
          <table:table-cell/>
          <table:table-cell table:number-columns-repeated="3" table:style-name="ce1"/>
          <table:table-cell table:style-name="ce66"/>
          <table:table-cell table:number-columns-repeated="2" table:style-name="ce68"/>
          <table:table-cell table:style-name="ce69"/>
          <table:table-cell table:style-name="ce45"/>
          <table:table-cell table:style-name="ce51"/>
          <table:table-cell table:style-name="ce46"/>
          <table:table-cell table:style-name="ce57"/>
          <table:table-cell table:number-columns-repeated="3" table:style-name="ce14"/>
          <table:table-cell table:style-name="ce13"/>
          <table:table-cell table:style-name="ce6"/>
          <table:table-cell table:style-name="ce1"/>
          <table:table-cell table:style-name="ce71"/>
          <table:table-cell table:number-columns-repeated="8" table:style-name="ce1"/>
          <table:table-cell table:style-name="ce6"/>
          <table:table-cell table:number-columns-repeated="16356"/>
        </table:table-row>
        <table:table-row table:style-name="ro4">
          <table:table-cell/>
          <table:table-cell table:number-columns-repeated="7" table:style-name="ce1"/>
          <table:table-cell table:style-name="ce56"/>
          <table:table-cell table:style-name="ce52"/>
          <table:table-cell table:style-name="ce53"/>
          <table:table-cell table:number-columns-repeated="4" table:style-name="ce44"/>
          <table:table-cell table:style-name="ce70"/>
          <table:table-cell table:number-columns-repeated="16368" table:style-name="ce1"/>
        </table:table-row>
        <table:table-row table:style-name="ro4">
          <table:table-cell/>
          <table:table-cell table:number-columns-repeated="18" table:style-name="ce1"/>
          <table:table-cell table:style-name="ce6"/>
          <table:table-cell table:number-columns-repeated="16364" table:style-name="ce1"/>
        </table:table-row>
        <table:table-row table:number-rows-repeated="968" table:style-name="ro8">
          <table:table-cell table:number-columns-repeated="16384"/>
        </table:table-row>
        <table:table-row table:number-rows-repeated="1047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1389in" svg:stroke-color="#385d8a" svg:stroke-opacity="100%" draw:stroke-linejoin="miter"/>
    </style:default-style>
  </office:styles>
  <office:automatic-styles>
    <style:page-layout style:name="pm1">
      <style:page-layout-properties fo:margin-top="0in" fo:margin-bottom="0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1in" fo:margin-left="0.75in" fo:margin-right="0.75in" fo:margin-bottom="0in"/>
      </style:header-style>
      <style:footer-style>
        <style:header-footer-properties fo:min-height="1in" fo:margin-left="0.75in" fo:margin-right="0.75in" fo:margin-top="0in"/>
      </style:footer-style>
    </style:page-layout>
    <style:page-layout style:name="pm2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.75in" fo:margin-right="0.75in" fo:margin-bottom="0in"/>
      </style:header-style>
      <style:footer-style>
        <style:header-footer-properties fo:min-height="1in" fo:margin-left="0.75in" fo:margin-right="0.75in" fo:margin-top="0in"/>
      </style:footer-style>
    </style:page-layout>
    <style:page-layout style:name="pm3">
      <style:page-layout-properties fo:margin-top="0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icrosoft Corporation</meta:initial-creator>
    <dc:creator>Миха</dc:creator>
    <meta:creation-date>1996-10-08T23:32:33Z</meta:creation-date>
    <dc:date>2020-11-27T16:33:33Z</dc:date>
    <meta:print-date>2020-11-27T16:32:3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0694in" svg:stroke-color="#b7b7b7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Mi1">
      <style:graphic-properties draw:fill="none" draw:stroke="solid" svg:stroke-width="0.00694in" svg:stroke-color="#cccccc" svg:stroke-opacity="0%" draw:stroke-linejoin="round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64.0pt" svg:width="427.5pt" chart:style-name="Crt0">
        <chart:title chart:style-name="CT00">
          <text:p text:style-name="a0" text:class-names="" text:cond-style-name="">Калории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/>
            </chart:title>
            <chart:categories table:cell-range-address="З1.$A$10:.$A$13"/>
          </chart:axis>
          <chart:axis chart:dimension="y" chart:name="primary-y" chart:style-name="Axs1">
            <chart:title chart:style-name="AT01">
              <text:p text:style-name="a2" text:class-names="" text:cond-style-name="">Калории</text:p>
            </chart:title>
            <chart:grid chart:class="major" chart:style-name="GMa1"/>
            <chart:grid chart:class="minor" chart:style-name="GMi1"/>
          </chart:axis>
          <chart:series chart:label-cell-address="З1.$E$9" chart:values-cell-range-address="З1.$E$10:.$E$13" chart:class="chart:bar" chart:attached-axis="primary-y" chart:style-name="G0S0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57575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757575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G0S0P3">
      <style:graphic-properties draw:fill="solid" draw:fill-color="#8064a2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ring" svg:height="278.25pt" svg:width="450.0pt" chart:style-name="Crt0">
        <chart:title chart:style-name="CT00">
          <text:p text:style-name="a0" text:class-names="" text:cond-style-name="">Количество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З2.$A$11:.$A$14"/>
          </chart:axis>
          <chart:axis chart:dimension="y"/>
          <chart:series chart:label-cell-address="З2.$F$10" chart:values-cell-range-address="З2.$F$11:.$F$14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true" chart:deep="false" chart:symbol-type="none" chart:connect-bars="false" chart:solid-type="cuboid"/>
      <style:graphic-properties draw:fill="solid" draw:fill-color="#ffffff" draw:opacity="100%" draw:stroke="solid" svg:stroke-width="0.00694in" svg:stroke-color="#89898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false" chart:pie-offset="0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1a1a1a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4f81bd" draw:opacity="100%" draw:stroke="none"/>
    </style:style>
    <style:style style:family="chart" style:name="G0S0P1">
      <style:graphic-properties draw:fill="solid" draw:fill-color="#c0504d" draw:opacity="100%" draw:stroke="none"/>
    </style:style>
    <style:style style:family="chart" style:name="G0S0P2">
      <style:graphic-properties draw:fill="solid" draw:fill-color="#9bbb59" draw:opacity="100%" draw:stroke="none"/>
    </style:style>
    <style:style style:family="chart" style:name="Flr0">
      <style:graphic-properties draw:fill="none" draw:stroke="solid" svg:stroke-width="0.00694in" svg:stroke-color="#898989" svg:stroke-opacity="100%" draw:stroke-linejoin="round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non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78.25pt" svg:width="450.0pt" chart:style-name="Crt0">
        <chart:legend chart:legend-position="end" chart:legend-align="center" chart:style-name="Lgnd"/>
        <chart:plot-area chart:style-name="Plt0" dr3d:transform="matrix (0.90630677104982404 0 -0.42262044052464098 -0.32374628231395164 0.64278692641620028 -0.69427178533792511 0.27165489400549436 0.76604501645034784 0.5825621437533075 0cm 0cm 0cm)" dr3d:vrp="(107939.41616170095 62870.51809939502 150542.22740453455 )" dr3d:vpn="(0.416199821709347 0.173649045905254 0.892537795986984)" dr3d:vup="(-0.0733876362771618 0.984807599917971 -0.157379306090273)" dr3d:projection="perspective" dr3d:distance="4.2cm" dr3d:focal-length="8cm">
          <chart:axis chart:dimension="x">
            <chart:categories table:cell-range-address="З3.$B$9:.$D$9"/>
          </chart:axis>
          <chart:axis chart:dimension="y"/>
          <chart:series chart:values-cell-range-address="З3.$B$14:.$D$14" chart:class="chart:circle" chart:attached-axis="primary-y" chart:style-name="G0S0">
            <chart:data-point chart:style-name="G0S0P0"/>
            <chart:data-point chart:style-name="G0S0P1"/>
            <chart:data-point chart:style-name="G0S0P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